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047ef8"/>
    </style:style>
    <style:style style:name="P2" style:family="paragraph" style:parent-style-name="Preformatted_20_Text">
      <style:paragraph-properties fo:orphans="1" style:writing-mode="lr-tb"/>
      <style:text-properties officeooo:paragraph-rsid="00047ef8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047ef8"/>
    </style:style>
    <style:style style:name="P4" style:family="paragraph" style:parent-style-name="Preformatted_20_Text">
      <style:paragraph-properties fo:margin-top="0in" fo:margin-bottom="0.1965in" style:contextual-spacing="false" fo:orphans="1"/>
      <style:text-properties officeooo:paragraph-rsid="00047ef8"/>
    </style:style>
    <style:style style:name="P5" style:family="paragraph" style:parent-style-name="Preformatted_20_Text">
      <style:paragraph-properties fo:orphans="1"/>
      <style:text-properties officeooo:paragraph-rsid="00047ef8"/>
    </style:style>
    <style:style style:name="P6" style:family="paragraph" style:parent-style-name="Text_20_body">
      <style:text-properties officeooo:paragraph-rsid="00047e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# Step 4: Simulating Force Scaling as a Function of Wave Amplitude</text:span></text:p>
      <text:p text:style-name="P2"/>
      <text:p text:style-name="P2"><text:span text:style-name="Source_20_Text"># Define force as the gradient of the space-time wave function</text:span></text:p>
      <text:p text:style-name="P2"><text:span text:style-name="Source_20_Text">def force_scaling(x, t, A=1, k=2*np.pi/10, omega=2*np.pi/5):</text:span></text:p>
      <text:p text:style-name="P2"><text:span text:style-name="Source_20_Text"><text:s text:c="4"/>"""Models forces as field tension gradients in wave structuring."""</text:span></text:p>
      <text:p text:style-name="P2"><text:span text:style-name="Source_20_Text"><text:s text:c="4"/>return -np.gradient(structured_space_time(x, t, A, k, omega), x, axis=0)</text:span></text:p>
      <text:p text:style-name="P2"/>
      <text:p text:style-name="P2"><text:span text:style-name="Source_20_Text"># Compute force scaling from wave gradients</text:span></text:p>
      <text:p text:style-name="P2"><text:span text:style-name="Source_20_Text">force_values = force_scaling(X_sim, T_sim)</text:span></text:p>
      <text:p text:style-name="P2"/>
      <text:p text:style-name="P2"><text:span text:style-name="Source_20_Text"># Plot force scaling as a function of space-time structuring</text:span></text:p>
      <text:p text:style-name="P2"><text:span text:style-name="Source_20_Text">plt.figure(figsize=(10, 6))</text:span></text:p>
      <text:p text:style-name="P2"><text:span text:style-name="Source_20_Text">plt.contourf(X_sim, T_sim, force_values, cmap="inferno", levels=50)</text:span></text:p>
      <text:p text:style-name="P2"><text:span text:style-name="Source_20_Text">plt.colorbar(label="Force Magnitude (Field Tension Gradient)")</text:span></text:p>
      <text:p text:style-name="P2"><text:span text:style-name="Source_20_Text">plt.title("Collatz-Octave Model: Forces as Tension in Field Restructuring")</text:span></text:p>
      <text:p text:style-name="P2"><text:span text:style-name="Source_20_Text">plt.xlabel("Space (Amplitude)")</text:span></text:p>
      <text:p text:style-name="P2"><text:span text:style-name="Source_20_Text">plt.ylabel("Time (Frequency)")</text:span></text:p>
      <text:p text:style-name="P3"><text:span text:style-name="Source_20_Text">plt.show()</text:span></text:p>
      <text:p text:style-name="P5">---------------------------------------------------------------------------</text:p>
      <text:p text:style-name="P5">ValueError <text:s text:c="31"/>Traceback (most recent call last)</text:p>
      <text:p text:style-name="P5">Cell In[53], line 9</text:p>
      <text:p text:style-name="P5"><text:s text:c="6"/>6 <text:s text:c="4"/>return -np.gradient(structured_space_time(x, t, A, k, omega), x, axis=0)</text:p>
      <text:p text:style-name="P5"><text:s text:c="6"/>8 # Compute force scaling from wave gradients</text:p>
      <text:p text:style-name="P5">----&gt; 9 force_values = force_scaling(X_sim, T_sim)</text:p>
      <text:p text:style-name="P5"><text:s text:c="5"/>11 # Plot force scaling as a function of space-time structuring</text:p>
      <text:p text:style-name="P5"><text:s text:c="5"/>12 plt.figure(figsize=(10, 6))</text:p>
      <text:p text:style-name="P5"/>
      <text:p text:style-name="P5">Cell In[53], line 6, in force_scaling(x, t, A, k, omega)</text:p>
      <text:p text:style-name="P5"><text:s text:c="6"/>4 def force_scaling(x, t, A=1, k=2*np.pi/10, omega=2*np.pi/5):</text:p>
      <text:p text:style-name="P5"><text:s text:c="6"/>5 <text:s text:c="4"/>"""Models forces as field tension gradients in wave structuring."""</text:p>
      <text:p text:style-name="P5">----&gt; 6 <text:s text:c="4"/>return -np.gradient(structured_space_time(x, t, A, k, omega), x, axis=0)</text:p>
      <text:p text:style-name="P5"/>
      <text:p text:style-name="P5">File &lt;__array_function__ internals&gt;:200, in gradient(*args, **kwargs)</text:p>
      <text:p text:style-name="P5"/>
      <text:p text:style-name="P5">File ~/.local/lib/python3.11/site-packages/numpy/lib/function_base.py:1169, in gradient(f, axis, edge_order, *varargs)</text:p>
      <text:p text:style-name="P5"><text:s text:c="3"/>1167 <text:s text:c="4"/>continue</text:p>
      <text:p text:style-name="P5"><text:s text:c="3"/>1168 elif distances.ndim != 1:</text:p>
      <text:p text:style-name="P5">-&gt; 1169 <text:s text:c="4"/>raise ValueError("distances must be either scalars or 1d")</text:p>
      <text:p text:style-name="P5"><text:s text:c="3"/>1170 if len(distances) != f.shape[axes[i]]:</text:p>
      <text:p text:style-name="P5"><text:s text:c="3"/>1171 <text:s text:c="4"/>raise ValueError("when 1d, distances must match "</text:p>
      <text:p text:style-name="P5"><text:s text:c="3"/>1172 <text:s text:c="21"/>"the length of the corresponding dimension")</text:p>
      <text:p text:style-name="P5"/>
      <text:p text:style-name="P4">ValueError: distances must be either scalars or 1</text:p>
      <text:p text:style-name="P6"/>
      <text:p text:style-name="P1"><text:span text:style-name="Source_20_Text"># Step 4 (Fixed): Simulating Force Scaling as a Function of Wave Amplitude</text:span></text:p>
      <text:p text:style-name="P2"/>
      <text:p text:style-name="P2"><text:span text:style-name="Source_20_Text"># Compute the space-time structured wave</text:span></text:p>
      <text:p text:style-name="P2"><text:span text:style-name="Source_20_Text">wave_field = structured_space_time(X_sim, T_sim)</text:span></text:p>
      <text:p text:style-name="P2"/>
      <text:p text:style-name="P2"><text:span text:style-name="Source_20_Text"># Compute the spatial gradient (force field tension scaling)</text:span></text:p>
      <text:p text:style-name="P2"><text:span text:style-name="Source_20_Text">force_values_x = np.gradient(wave_field, axis=0) <text:s/># Gradient along space (x)</text:span></text:p>
      <text:p text:style-name="P2"><text:span text:style-name="Source_20_Text">force_values_t = np.gradient(wave_field, axis=1) <text:s/># Gradient along time (t)</text:span></text:p>
      <text:p text:style-name="P2"/>
      <text:p text:style-name="P2"><text:soft-page-break/><text:span text:style-name="Source_20_Text"># Compute total force as combined tension gradient</text:span></text:p>
      <text:p text:style-name="P2"><text:span text:style-name="Source_20_Text">force_magnitude = np.sqrt(force_values_x**2 + force_values_t**2)</text:span></text:p>
      <text:p text:style-name="P2"/>
      <text:p text:style-name="P2"><text:span text:style-name="Source_20_Text"># Plot force scaling as a function of space-time structuring</text:span></text:p>
      <text:p text:style-name="P2"><text:span text:style-name="Source_20_Text">plt.figure(figsize=(10, 6))</text:span></text:p>
      <text:p text:style-name="P2"><text:span text:style-name="Source_20_Text">plt.contourf(X_sim, T_sim, force_magnitude, cmap="inferno", levels=50)</text:span></text:p>
      <text:p text:style-name="P2"><text:span text:style-name="Source_20_Text">plt.colorbar(label="Force Magnitude (Field Tension Gradient)")</text:span></text:p>
      <text:p text:style-name="P2"><text:span text:style-name="Source_20_Text">plt.title("Collatz-Octave Model: Forces as Tension in Field Restructuring")</text:span></text:p>
      <text:p text:style-name="P2"><text:span text:style-name="Source_20_Text">plt.xlabel("Space (Amplitude)")</text:span></text:p>
      <text:p text:style-name="P2"><text:span text:style-name="Source_20_Text">plt.ylabel("Time (Frequency)")</text:span></text:p>
      <text:p text:style-name="P3"><text:span text:style-name="Source_20_Text">plt.show(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04:40:36.445651395</meta:creation-date>
    <dc:date>2025-02-09T04:47:24.126793349</dc:date>
    <meta:editing-duration>PT6M48S</meta:editing-duration>
    <meta:editing-cycles>1</meta:editing-cycles>
    <meta:document-statistic meta:table-count="0" meta:image-count="0" meta:object-count="0" meta:page-count="2" meta:paragraph-count="52" meta:word-count="335" meta:character-count="2917" meta:non-whitespace-character-count="2501"/>
    <meta:generator>LibreOffice/24.2.7.2$Linux_X86_64 LibreOffice_project/420$Build-2</meta:generator>
  </office:meta>
</office:document-meta>
</file>